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5000000DE880FD4558C376262.png" manifest:media-type="image/png"/>
  <manifest:file-entry manifest:full-path="Pictures/1000000000000390000001A19D09464334BB4807.png" manifest:media-type="image/png"/>
  <manifest:file-entry manifest:full-path="Pictures/100000000000043E000001E9490B3A1D955436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9fc9" officeooo:paragraph-rsid="001d9fc9"/>
    </style:style>
    <style:style style:name="P2" style:family="paragraph" style:parent-style-name="Standard">
      <style:text-properties fo:font-style="italic" fo:font-weight="bold" officeooo:rsid="001d9fc9" officeooo:paragraph-rsid="001d9fc9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8</text:p>
      <text:p text:style-name="P1"/>
      <text:p text:style-name="P1"><draw:frame draw:style-name="fr1" draw:name="Figura1" text:anchor-type="paragraph" svg:width="17cm" svg:height="7.772cm" draw:z-index="0"><draw:image xlink:href="Pictures/1000000000000390000001A19D09464334BB4807.png" xlink:type="simple" xlink:show="embed" xlink:actuate="onLoad"/></draw:frame></text:p>
      <text:p text:style-name="P1"/>
      <text:p text:style-name="P1"><draw:frame draw:style-name="fr1" draw:name="Figura2" text:anchor-type="paragraph" svg:width="17cm" svg:height="3.611cm" draw:z-index="1"><draw:image xlink:href="Pictures/1000000000000415000000DE880FD4558C376262.png" xlink:type="simple" xlink:show="embed" xlink:actuate="onLoad"/></draw:frame></text:p>
      <text:p text:style-name="P1"/>
      <text:p text:style-name="P1"/>
      <text:p text:style-name="P1"><draw:frame draw:style-name="fr2" draw:name="Figura3" text:anchor-type="paragraph" svg:width="17cm" svg:height="7.654cm" draw:z-index="2"><draw:image xlink:href="Pictures/100000000000043E000001E9490B3A1D955436EC.png" xlink:type="simple" xlink:show="embed" xlink:actuate="onLoad"/></draw:frame></text:p>
      <text:p text:style-name="P1"/>
      <text:p text:style-name="P2">TESTE_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0:00:24.347000000</meta:creation-date>
    <dc:date>2018-03-01T10:04:09.851000000</dc:date>
    <meta:editing-duration>PT3M46S</meta:editing-duration>
    <meta:editing-cycles>1</meta:editing-cycles>
    <meta:document-statistic meta:table-count="0" meta:image-count="3" meta:object-count="0" meta:page-count="1" meta:paragraph-count="2" meta:word-count="2" meta:character-count="21" meta:non-whitespace-character-count="21"/>
    <meta:generator>LibreOffice/5.3.1.2$Windows_X86_64 LibreOffice_project/e80a0e0fd1875e1696614d24c32df0f95f03deb2</meta:generator>
  </office:meta>
</office:document-meta>
</file>